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.main( final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I.processURIs( final Set &lt; String &gt; uri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I.outputDocument( AbstractOutputDocument doc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.display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.getContentBuil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